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2a9bf8" style:font-size-asian="12pt" style:font-size-complex="12pt"/>
    </style:style>
    <style:style style:name="P3" style:family="paragraph" style:parent-style-name="Text_20_body">
      <style:text-properties fo:font-size="12pt" officeooo:paragraph-rsid="002bafea" style:font-size-asian="12pt" style:font-size-complex="12pt"/>
    </style:style>
    <style:style style:name="P4" style:family="paragraph" style:parent-style-name="Text_20_body">
      <style:text-properties fo:font-size="12pt" officeooo:paragraph-rsid="002c9e65" style:font-size-asian="12pt" style:font-size-complex="12pt"/>
    </style:style>
    <style:style style:name="P5" style:family="paragraph" style:parent-style-name="Text_20_body">
      <style:text-properties fo:font-size="12pt" officeooo:paragraph-rsid="002d3909" style:font-size-asian="12pt" style:font-size-complex="12pt"/>
    </style:style>
    <style:style style:name="P6" style:family="paragraph" style:parent-style-name="Text_20_body">
      <style:text-properties fo:font-size="12pt" officeooo:paragraph-rsid="002e0d81" style:font-size-asian="12pt" style:font-size-complex="12pt"/>
    </style:style>
    <style:style style:name="P7" style:family="paragraph" style:parent-style-name="Text_20_body">
      <style:text-properties fo:font-size="12pt" officeooo:paragraph-rsid="002e9358" style:font-size-asian="12pt" style:font-size-complex="12pt"/>
    </style:style>
    <style:style style:name="P8" style:family="paragraph" style:parent-style-name="Text_20_body">
      <style:text-properties fo:font-size="12pt" officeooo:paragraph-rsid="002f632f" style:font-size-asian="12pt" style:font-size-complex="12pt"/>
    </style:style>
    <style:style style:name="P9" style:family="paragraph" style:parent-style-name="Text_20_body">
      <style:text-properties fo:font-size="12pt" officeooo:paragraph-rsid="003159a2" style:font-size-asian="12pt" style:font-size-complex="12pt"/>
    </style:style>
    <style:style style:name="P10" style:family="paragraph" style:parent-style-name="Text_20_body">
      <style:text-properties fo:font-size="12pt" officeooo:paragraph-rsid="0032fbe0" style:font-size-asian="12pt" style:font-size-complex="12pt"/>
    </style:style>
    <style:style style:name="P11" style:family="paragraph" style:parent-style-name="Text_20_body">
      <style:text-properties fo:font-size="12pt" officeooo:paragraph-rsid="003341a3" style:font-size-asian="12pt" style:font-size-complex="12pt"/>
    </style:style>
    <style:style style:name="P12" style:family="paragraph" style:parent-style-name="Text_20_body">
      <style:text-properties fo:font-size="12pt" officeooo:paragraph-rsid="0035d422" style:font-size-asian="12pt" style:font-size-complex="12pt"/>
    </style:style>
    <style:style style:name="P13" style:family="paragraph" style:parent-style-name="Table_20_Contents">
      <style:text-properties fo:font-size="12pt" officeooo:rsid="003159a2" officeooo:paragraph-rsid="003159a2" style:font-size-asian="12pt" style:font-size-complex="12pt"/>
    </style:style>
    <style:style style:name="P14" style:family="paragraph" style:parent-style-name="Heading_20_2">
      <style:text-properties fo:font-size="22pt" style:font-size-asian="22pt" style:font-size-complex="22pt"/>
    </style:style>
    <style:style style:name="P15" style:family="paragraph" style:parent-style-name="Heading_20_2">
      <style:text-properties fo:font-size="22pt" officeooo:rsid="0028bf07" officeooo:paragraph-rsid="0028bf07" style:font-size-asian="22pt" style:font-size-complex="22pt"/>
    </style:style>
    <style:style style:name="P16" style:family="paragraph" style:parent-style-name="Text_20_body" style:list-style-name="L1">
      <style:text-properties fo:font-size="12pt" officeooo:paragraph-rsid="002f632f" style:font-size-asian="12pt" style:font-size-complex="12pt"/>
    </style:style>
    <style:style style:name="T1" style:family="text">
      <style:text-properties officeooo:rsid="002bafea"/>
    </style:style>
    <style:style style:name="T2" style:family="text">
      <style:text-properties officeooo:rsid="002c9e65"/>
    </style:style>
    <style:style style:name="T3" style:family="text">
      <style:text-properties officeooo:rsid="002d3909"/>
    </style:style>
    <style:style style:name="T4" style:family="text">
      <style:text-properties officeooo:rsid="002e0d81"/>
    </style:style>
    <style:style style:name="T5" style:family="text">
      <style:text-properties officeooo:rsid="003159a2"/>
    </style:style>
    <style:style style:name="T6" style:family="text">
      <style:text-properties officeooo:rsid="003341a3"/>
    </style:style>
    <style:style style:name="T7" style:family="text">
      <style:text-properties officeooo:rsid="0035d4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QUrl Class</text:h>
      <text:h text:style-name="Heading_20_3" text:outline-level="3">详细说明</text:h>
      <text:p text:style-name="P2"><text:tab/>QUrl类提供了一个使用URL的方便的接口。</text:p>
      <text:p text:style-name="P2"><text:tab/>它可以分析和构建这两个编码和非编码形式的URL。 QUrl支持国际化域名（IDN）。</text:p>
      <text:p text:style-name="P2"><text:tab/>使用QUrl最常见的方式是通过传递的QString构造进行初始化。否则，setUrl（）也可以使用。</text:p>
      <text:p text:style-name="P2"><text:tab/>网址可以以两种形式来表示：编码和非编码。未编码的表示是适合表示给用户，但编码通常是你发送到Web服务器的内容。例如，未编码的URL的“http：//bühler.example.com/Listapplicants.xml的”将被发送到服务器作为“http://xn--bhler-kva.example.com/List%20of% 20applicants.xml“。</text:p>
      <text:p text:style-name="P1"><text:tab/>一个URL也可以通过调用setScheme（） ，setUserName（） ，setPassword（） ，setHost（），setPort（），的setpath（），setQuery（）和setFragment（）构成一块一块。一些方便的功能也是可用的：setAuthority（）设置的用户名，密码，主机和端口。 setUserInfo（）设置的用户名和密码。</text:p>
      <text:p text:style-name="P3"><text:tab/>调用的isValid（）检查URL是否是有效的。这可在URL的构建过程中任何时间完成。如果isValid（）的返回false，您应该调用<text:span text:style-name="T1">clear</text:span>（）清除URL，然后再继续，或者通过setUrl（）解析一个新的URL。</text:p>
      <text:p text:style-name="P3"><text:tab/>通过使用QUrlQuery类及其方法QUrlQuery :: setQueryItems（）、QUrlQuery :: addQueryItem（）和QUrlQuery :: removeQueryItem（），构造查询是特别方便的。使用QUrlQuery :: setQueryDelimiters（）来定制用于产生查询字符串的分隔符。</text:p>
      <text:p text:style-name="P4"><text:tab/>为了编码URL字符串或查询字符串的方便，静态函数调用fromPercentEncoding（）和toPercentEncoding（）处理涉及百分号的编码和将QString解码。</text:p>
      <text:p text:style-name="P4"><text:tab/>isRelative（）会告诉我们网址是否是相对的。相对URL可以通过将URL作为参数传递给<text:span text:style-name="T2">resolved</text:span>（）来解决，<text:span text:style-name="T2">resolved</text:span>（）返回一个绝对URL。 isParentOf（）被用于确定一个网址是否是另一个网址父亲。</text:p>
      <text:p text:style-name="P1"><text:tab/>fromLocalFile（）通过解析一个本地文件路径构造一个QUrl。 toLocalFile（）将一个网址转换为本地文件路径。</text:p>
      <text:p text:style-name="P4"><text:tab/>未编码形式的URL适合于用户。然而编码形式，toEncoded（）的返回值，是在内部使用，传递给网络服务器，邮件客户端等。这两种形式是技术上是正确的，并代表相同的URL - 事实上，两种编码形式传递QUrl的构造函数或setUrl（）将产生相同的QUrl对象。</text:p>
      <text:h text:style-name="Heading_20_3" text:outline-level="3">错误检查</text:h>
      <text:p text:style-name="P5"><text:tab/>在解析网址或当使用设置方法（像setScheme（），setHost（）或的setpath（））URL<text:soft-page-break/>的组件设置时，QUrl能够检测许多错误。如果解析或setter函数是成功的，任何预先记录的错误条件将被丢弃。</text:p>
      <text:p text:style-name="P1"><text:tab/>默认情况下，QUrl setter方法操作在QUrl :: TolerantMode里，这意味着他们接受了一些常见的错误和数据的误表示。解析的另一种方法是QUrl :: StrictMode，它适用于进一步的检查。见QUrl :: ParsingMode用于解析模式的差别的描述。</text:p>
      <text:p text:style-name="P5"><text:tab/>QUrl只检查是否符合与URL规范。它不会尝试验证的高层协议的URL是将在其他地方处理的他们期望的格式。例如，下面的URI<text:span text:style-name="T3">s</text:span>都被认为是有效的，即使使用它们时没有意义：</text:p>
      <text:p text:style-name="P1"/>
      <text:p text:style-name="P1">“HTTP：/filename.html”</text:p>
      <text:p text:style-name="P6">“<text:span text:style-name="T4">mailto</text:span>：//example.com”</text:p>
      <text:p text:style-name="P7"><text:tab/>当解析器遇到错误时，它通过让isValid信号（）返回false和toString（）/ toEncoded（）返回一个空字符串情况下的发送事件。如果有必要显示URL解析失败的原因，则错误可以调用QUrl的errorString（）获得。请注意，此消息是技术性很强，对最终用户可能没有什么意义。</text:p>
      <text:p text:style-name="P1"/>
      <text:p text:style-name="P8"><text:tab/>QUrl只能够记录一个错误条件。如果找到一个以上的错误，这是不确定它会报告错误。</text:p>
      <text:p text:style-name="P1"><text:tab/>『字符转换』</text:p>
      <text:p text:style-name="P8"><text:tab/>遵循这些规则，以处理URL和字符串处理避免错误的字符转换时：</text:p>
      <text:list xml:id="list5224012695653757248" text:style-name="L1">
        <text:list-item>
          <text:p text:style-name="P16">当创建一个包含来自的QByteArray或者char * 的URL的QString时，始终使用QString :: fromUtf8（）。</text:p>
        </text:list-item>
      </text:list>
      <text:h text:style-name="P14" text:outline-level="2">QWebEngineView Class</text:h>
      <text:h text:style-name="Heading_20_3" text:outline-level="3">详细说明</text:h>
      <text:p text:style-name="P1"><text:tab/>QWebEngineView类提供了用于查看和编辑网页文件的控件。</text:p>
      <text:p text:style-name="P1"><text:tab/>QWebEngineView是Qt WebEngine网页浏览模块的组件。它可用于各种应用，以显示web网页内容。</text:p>
      <text:p text:style-name="P9"><text:tab/>一个网站可以被加载到QWebEngineView的load（）函数里。像所有Qt控件，为了显示QWebEngineView<text:span text:style-name="T5">show</text:span>（）函数必须被调用。下面的代码片段说明了这一点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3"><text:s text:c="4"/>QWebEngineView *view = new QWebEngineView(parent); </text:p>
            <text:p text:style-name="P13"><text:s text:c="4"/>view-&gt;load(QUrl("http://qt-project.org/")); </text:p>
            <text:p text:style-name="P13"><text:s text:c="4"/>view-&gt;show();</text:p>
          </table:table-cell>
        </table:table-row>
      </table:table>
      <text:p text:style-name="P1"/>
      <text:p text:style-name="P9"><text:soft-page-break/><text:tab/>可替代地，setUrl（）也可以被用于加载一个网站。<text:span text:style-name="T5">如果你有现成的HTML内容</text:span>，你可以使用setHtml（）来代替。</text:p>
      <text:p text:style-name="P9"><text:tab/>当视图开始加载时loadStarted（）信号被发射。另一方面，每当视图的元素完成装载时发送loadProgress（）信号。最后，当视图加载完成时发送loadFinished（）信号。它的参数 - 不是真就是假 - 表示加载成功或失败。</text:p>
      <text:p text:style-name="P10"><text:tab/><text:span text:style-name="T5">page</text:span>（）函数返回该网页对象的指针。<text:span text:style-name="T5">web页面是如何和视图相关的解释</text:span>见<text:span text:style-name="T5">Elements of QWebEngineView页面</text:span>。</text:p>
      <text:p text:style-name="P11"><text:tab/>HTML文档的标题可以用<text:span text:style-name="T6">title</text:span>（）进行访问。此外，网站也可以指定一个图标，它可使用<text:span text:style-name="T6">icon</text:span>（）进行访问。如果标题或图标发生变化，相应的titleChanged（）和iconChanged（）信号将被发出。textSizeMultiplier（）可以被用来改变在web视图中文本显示的整体尺寸。</text:p>
      <text:p text:style-name="P12"><text:tab/>如果你需要自定义快捷菜单，您可以通过重新实现的ContextMenuEvent（）和使用pageAction（）获得的操作填充你的QMenu。更多的功能，如重新加载视图，复制选定的文本到剪贴板，或者粘贴到视图，<text:span text:style-name="T7">也封装进QAction对象返回中</text:span>。这些操作可以使用triggerPageAction（）以编程方式触发。可替代地，操作可以被添加到工具栏或直接的菜单。 QWebEngineView保持返回的动作的状态，但是允许的动作性能修正，如文本或图标。</text:p>
      <text:p text:style-name="P1"><text:tab/>如果你想提供的网站，允许用户打开新的窗口，如弹出窗口的支持，你也可以继承QWebEngineView和重新实现的CreateWindow（）函数。</text:p>
      <text:p text:style-name="P1"><text:tab/>『QWebEngineView元素』</text:p>
      <text:p text:style-name="P1"><text:tab/>QWebEngineView包含QWebEnginePage，这反过来又允许访问QWebEngineHistory页面的上下文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52:32.134439459</meta:creation-date>
    <dc:date>2015-12-18T14:16:05.175015746</dc:date>
    <meta:editing-duration>PT5H2S</meta:editing-duration>
    <meta:editing-cycles>13</meta:editing-cycles>
    <meta:generator>LibreOffice/4.2.8.2$Linux_X86_64 LibreOffice_project/420m0$Build-2</meta:generator>
    <meta:document-statistic meta:table-count="1" meta:image-count="0" meta:object-count="0" meta:page-count="3" meta:paragraph-count="40" meta:word-count="1741" meta:character-count="2963" meta:non-whitespace-character-count="2876"/>
  </office:meta>
</office:document-meta>
</file>